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4E217A13906364F3C9.png" manifest:media-type="image/png"/>
  <manifest:file-entry manifest:full-path="Pictures/100002010000006D0000003BA3DDF70D6C4416CA.png" manifest:media-type="image/png"/>
  <manifest:file-entry manifest:full-path="Pictures/10000201000000670000004409256465BE94891D.png" manifest:media-type="image/png"/>
  <manifest:file-entry manifest:full-path="Pictures/100002010000007300000042EC4A563D0AAD1F03.png" manifest:media-type="image/png"/>
  <manifest:file-entry manifest:full-path="Pictures/10000201000000650000004785A9DD24EC2692CE.png" manifest:media-type="image/png"/>
  <manifest:file-entry manifest:full-path="Pictures/100002010000006700000040014934DA071C7989.png" manifest:media-type="image/png"/>
  <manifest:file-entry manifest:full-path="Pictures/1000020100000067000000466E5F9F005A6CE7BB.png" manifest:media-type="image/png"/>
  <manifest:file-entry manifest:full-path="Pictures/100002010000003A00000046A83EB06462D6BBB4.png" manifest:media-type="image/png"/>
  <manifest:file-entry manifest:full-path="Pictures/10000201000000640000004542A8CB051048F8C2.png" manifest:media-type="image/png"/>
  <manifest:file-entry manifest:full-path="Pictures/100002010000006600000048AFEA211483229D30.png" manifest:media-type="image/png"/>
  <manifest:file-entry manifest:full-path="Pictures/100002010000003100000043C31F47968F98A36D.png" manifest:media-type="image/png"/>
  <manifest:file-entry manifest:full-path="Pictures/10000201000000740000003F92F4D598D7B8FE39.png" manifest:media-type="image/png"/>
  <manifest:file-entry manifest:full-path="Pictures/100002010000006E00000048C5CB2741A0CBC5B9.png" manifest:media-type="image/png"/>
  <manifest:file-entry manifest:full-path="Pictures/100002010000005F000000408928505C8DFCD0B4.png" manifest:media-type="image/png"/>
  <manifest:file-entry manifest:full-path="Pictures/100002010000006C000000414794190A4A6276A5.png" manifest:media-type="image/png"/>
  <manifest:file-entry manifest:full-path="Pictures/100002010000006C000000472677BD2EBD5FEC67.png" manifest:media-type="image/png"/>
  <manifest:file-entry manifest:full-path="Pictures/100002010000007B0000003DA9C7F2B576DD03A2.png" manifest:media-type="image/png"/>
  <manifest:file-entry manifest:full-path="Pictures/10000201000000630000003E6FD79ACDB088074C.png" manifest:media-type="image/png"/>
  <manifest:file-entry manifest:full-path="Pictures/10000201000000390000004BA2B26BB8EF7D6465.png" manifest:media-type="image/png"/>
  <manifest:file-entry manifest:full-path="Pictures/100002010000003500000034DC41B6722A40D022.png" manifest:media-type="image/png"/>
  <manifest:file-entry manifest:full-path="Pictures/100002010000003C00000038EECA1BA7BEF3C568.png" manifest:media-type="image/png"/>
  <manifest:file-entry manifest:full-path="Pictures/100002010000006400000042A9843ED3776DC6B2.png" manifest:media-type="image/png"/>
  <manifest:file-entry manifest:full-path="Pictures/10000201000000410000003C557CF4C1973FE4C8.png" manifest:media-type="image/png"/>
  <manifest:file-entry manifest:full-path="Pictures/100002010000006E0000003FD1CDEEFAA49C067D.png" manifest:media-type="image/png"/>
  <manifest:file-entry manifest:full-path="Pictures/100002010000004600000034D004F0359AFD30A7.png" manifest:media-type="image/png"/>
  <manifest:file-entry manifest:full-path="Pictures/100002010000005E000000321D3E0859EC49BEF0.png" manifest:media-type="image/png"/>
  <manifest:file-entry manifest:full-path="Pictures/100002010000005800000038E6E1B4B29E37CAF3.png" manifest:media-type="image/png"/>
  <manifest:file-entry manifest:full-path="Pictures/100002010000006E00000048B8B4B0E40FC0E65E.png" manifest:media-type="image/png"/>
  <manifest:file-entry manifest:full-path="Pictures/100002010000006D0000004046BD7EEC70527055.png" manifest:media-type="image/png"/>
  <manifest:file-entry manifest:full-path="Pictures/100002010000006E000000408561108720965B9A.png" manifest:media-type="image/png"/>
  <manifest:file-entry manifest:full-path="Pictures/100002010000006600000047C43DE27CCC413CFE.png" manifest:media-type="image/png"/>
  <manifest:file-entry manifest:full-path="Pictures/1000020100000048000000337B615E4C0062F4A4.png" manifest:media-type="image/png"/>
  <manifest:file-entry manifest:full-path="Pictures/100002010000006900000043A4130162A988D919.png" manifest:media-type="image/png"/>
  <manifest:file-entry manifest:full-path="Pictures/10000201000000700000003E13B8250C448E0757.png" manifest:media-type="image/png"/>
  <manifest:file-entry manifest:full-path="Pictures/10000201000000690000003C89CB6A4AD37B0A57.png" manifest:media-type="image/png"/>
  <manifest:file-entry manifest:full-path="Pictures/100002010000006B0000003A542A8C1E6104EC52.png" manifest:media-type="image/png"/>
  <manifest:file-entry manifest:full-path="Pictures/1000020100000066000000431BD54B8B9D58BBAA.png" manifest:media-type="image/png"/>
  <manifest:file-entry manifest:full-path="Pictures/1000020100000068000000479537F6C9B1837264.png" manifest:media-type="image/png"/>
  <manifest:file-entry manifest:full-path="Pictures/100002010000006400000046BFA524D61ACED021.png" manifest:media-type="image/png"/>
  <manifest:file-entry manifest:full-path="Pictures/100002010000006C000000450F5B62469A3F60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603cm" fo:min-width="25.664cm" draw:shadow-offset-x="0.203cm" draw:shadow-offset-y="0.203cm" draw:shadow-opacity="40%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1cm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25.57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text-properties style:font-name="Calibri2" fo:font-size="14pt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Calibri2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164cm" svg:height="1.853cm" draw:transform="rotate (-1.57219259019649) translate (24.353cm 9.0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6.164cm" svg:height="1.853cm" draw:transform="rotate (-1.57219259019649) translate (19.752cm 9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6.164cm" svg:height="1.853cm" draw:transform="rotate (-1.57219259019649) translate (16.406cm 9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763cm" svg:height="3.302cm" svg:x="15.097cm" svg:y="3.654cm">
          <text:p text:style-name="P2"><text:span text:style-name="T1"/></text:p>
          <text:p text:style-name="P2"><text:span text:style-name="T1">M</text:span><text:span text:style-name="T1">C </text:span><text:span text:style-name="T1">T</text:span><text:span text:style-name="T1">al</text:span><text:span text:style-name="T1">ly</text:span></text:p>
          <text:p text:style-name="P2"><text:span text:style-name="T1">D</text:span><text:span text:style-name="T1">at</text:span><text:span text:style-name="T1">as</text:span><text:span text:style-name="T1">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4" draw:layer="layout" svg:width="1.27cm" svg:height="1.143cm" svg:x="20.431cm" svg:y="21.712cm">
          <draw:text-box>
            <text:p><text:span text:style-name="T1">...</text:span></text:p>
          </draw:text-box>
        </draw:frame>
        <draw:line draw:style-name="gr4" draw:text-style-name="P5" draw:layer="layout" svg:x1="19.415cm" svg:y1="6.956cm" svg:x2="15.478cm" svg:y2="9.115cm">
          <text:p/>
        </draw:line>
        <draw:line draw:style-name="gr4" draw:text-style-name="P5" draw:layer="layout" svg:x1="19.415cm" svg:y1="6.956cm" svg:x2="18.653cm" svg:y2="9.115cm">
          <text:p/>
        </draw:line>
        <draw:line draw:style-name="gr4" draw:text-style-name="P5" draw:layer="layout" svg:x1="19.427cm" svg:y1="6.944cm" svg:x2="18.665cm" svg:y2="9.103cm">
          <text:p/>
        </draw:line>
        <draw:line draw:style-name="gr4" draw:text-style-name="P5" draw:layer="layout" svg:x1="19.429cm" svg:y1="6.944cm" svg:x2="23.606cm" svg:y2="9.115cm">
          <text:p/>
        </draw:line>
        <draw:custom-shape draw:style-name="gr5" draw:text-style-name="P6" draw:layer="layout" svg:width="26.174cm" svg:height="1.855cm" draw:transform="rotate (-1.57219259019649) translate (16.417cm 9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6.439cm" svg:y1="12.143cm" svg:x2="14.559cm" svg:y2="12.143cm">
          <text:p/>
        </draw:line>
        <draw:line draw:style-name="gr6" draw:text-style-name="P7" draw:layer="layout" svg:x1="16.44cm" svg:y1="10.635cm" svg:x2="14.56cm" svg:y2="10.635cm">
          <text:p/>
        </draw:line>
        <draw:line draw:style-name="gr6" draw:text-style-name="P7" draw:layer="layout" svg:x1="16.423cm" svg:y1="13.649cm" svg:x2="14.543cm" svg:y2="13.649cm">
          <text:p/>
        </draw:line>
        <draw:frame draw:style-name="gr3" draw:text-style-name="P8" draw:layer="layout" svg:width="1.142cm" svg:height="1.143cm" draw:transform="rotate (-1.5707963267949) translate (15.986cm 21.956cm)">
          <draw:text-box>
            <text:p><text:span text:style-name="T2">...</text:span></text:p>
          </draw:text-box>
        </draw:frame>
        <draw:frame draw:style-name="gr7" draw:text-style-name="P5" draw:layer="layout" svg:width="1.069cm" svg:height="0.876cm" svg:x="15.016cm" svg:y="9.489cm">
          <draw:image xlink:href="Pictures/10000201000000410000003C557CF4C1973FE4C8.png" xlink:type="simple" xlink:show="embed" xlink:actuate="onLoad">
            <text:p/>
          </draw:image>
        </draw:frame>
        <draw:frame draw:style-name="gr7" draw:text-style-name="P5" draw:layer="layout" svg:width="1.016cm" svg:height="0.874cm" svg:x="14.997cm" svg:y="10.911cm">
          <draw:image xlink:href="Pictures/10000201000000390000004BA2B26BB8EF7D6465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13.916cm">
          <draw:image xlink:href="Pictures/100002010000005E000000321D3E0859EC49BEF0.png" xlink:type="simple" xlink:show="embed" xlink:actuate="onLoad">
            <text:p/>
          </draw:image>
        </draw:frame>
        <draw:frame draw:style-name="gr8" draw:text-style-name="P9" draw:layer="layout" svg:width="2.459cm" svg:height="0.762cm" svg:x="14.389cm" svg:y="35.438cm">
          <draw:text-box>
            <text:p><text:span text:style-name="T3">Sample 1</text:span></text:p>
          </draw:text-box>
        </draw:frame>
        <draw:line draw:style-name="gr6" draw:text-style-name="P7" draw:layer="layout" svg:x1="16.423cm" svg:y1="15.249cm" svg:x2="14.543cm" svg:y2="15.249cm">
          <text:p/>
        </draw:line>
        <draw:line draw:style-name="gr6" draw:text-style-name="P7" draw:layer="layout" svg:x1="16.423cm" svg:y1="16.749cm" svg:x2="14.543cm" svg:y2="16.749cm">
          <text:p/>
        </draw:line>
        <draw:line draw:style-name="gr6" draw:text-style-name="P7" draw:layer="layout" svg:x1="16.423cm" svg:y1="18.349cm" svg:x2="14.543cm" svg:y2="18.349cm">
          <text:p/>
        </draw:line>
        <draw:line draw:style-name="gr6" draw:text-style-name="P7" draw:layer="layout" svg:x1="16.423cm" svg:y1="19.949cm" svg:x2="14.543cm" svg:y2="19.949cm">
          <text:p/>
        </draw:line>
        <draw:frame draw:style-name="gr7" draw:text-style-name="P5" draw:layer="layout" svg:width="1.27cm" svg:height="1.041cm" svg:x="14.843cm" svg:y="12.317cm">
          <draw:image xlink:href="Pictures/100002010000005800000038E6E1B4B29E37CAF3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13.917cm">
          <draw:image xlink:href="Pictures/100002010000005E000000321D3E0859EC49BEF0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15.518cm">
          <draw:image xlink:href="Pictures/100002010000004600000034D004F0359AFD30A7.png" xlink:type="simple" xlink:show="embed" xlink:actuate="onLoad">
            <text:p/>
          </draw:image>
        </draw:frame>
        <draw:line draw:style-name="gr6" draw:text-style-name="P7" draw:layer="layout" svg:x1="16.423cm" svg:y1="21.549cm" svg:x2="14.543cm" svg:y2="21.549cm">
          <text:p/>
        </draw:line>
        <draw:line draw:style-name="gr6" draw:text-style-name="P7" draw:layer="layout" svg:x1="16.423cm" svg:y1="23.149cm" svg:x2="14.543cm" svg:y2="23.149cm">
          <text:p/>
        </draw:line>
        <draw:line draw:style-name="gr6" draw:text-style-name="P7" draw:layer="layout" svg:x1="16.423cm" svg:y1="24.649cm" svg:x2="14.543cm" svg:y2="24.649cm">
          <text:p/>
        </draw:line>
        <draw:line draw:style-name="gr6" draw:text-style-name="P7" draw:layer="layout" svg:x1="16.423cm" svg:y1="26.249cm" svg:x2="14.543cm" svg:y2="26.249cm">
          <text:p/>
        </draw:line>
        <draw:line draw:style-name="gr6" draw:text-style-name="P7" draw:layer="layout" svg:x1="16.423cm" svg:y1="27.849cm" svg:x2="14.543cm" svg:y2="27.849cm">
          <text:p/>
        </draw:line>
        <draw:line draw:style-name="gr6" draw:text-style-name="P7" draw:layer="layout" svg:x1="16.423cm" svg:y1="29.349cm" svg:x2="14.543cm" svg:y2="29.349cm">
          <text:p/>
        </draw:line>
        <draw:line draw:style-name="gr6" draw:text-style-name="P7" draw:layer="layout" svg:x1="16.423cm" svg:y1="30.849cm" svg:x2="14.543cm" svg:y2="30.849cm">
          <text:p/>
        </draw:line>
        <draw:frame draw:style-name="gr7" draw:text-style-name="P5" draw:layer="layout" svg:width="1.27cm" svg:height="1.041cm" svg:x="14.843cm" svg:y="17.017cm">
          <draw:image xlink:href="Pictures/100002010000005F000000408928505C8DFCD0B4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18.617cm">
          <draw:image xlink:href="Pictures/100002010000006B0000003A542A8C1E6104EC52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20.218cm">
          <draw:image xlink:href="Pictures/1000020100000048000000337B615E4C0062F4A4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23.417cm">
          <draw:image xlink:href="Pictures/100002010000006600000048AFEA211483229D30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25.017cm">
          <draw:image xlink:href="Pictures/100002010000006C000000414794190A4A6276A5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26.618cm">
          <draw:image xlink:href="Pictures/100002010000006600000047C43DE27CCC413CFE.png" xlink:type="simple" xlink:show="embed" xlink:actuate="onLoad">
            <text:p/>
          </draw:image>
        </draw:frame>
        <draw:frame draw:style-name="gr3" draw:text-style-name="P8" draw:layer="layout" svg:width="1.142cm" svg:height="1.143cm" draw:transform="rotate (-1.5707963267949) translate (15.987cm 28.156cm)">
          <draw:text-box>
            <text:p><text:span text:style-name="T2">..</text:span><text:span text:style-name="T2">.</text:span></text:p>
          </draw:text-box>
        </draw:frame>
        <draw:line draw:style-name="gr6" draw:text-style-name="P7" draw:layer="layout" svg:x1="16.423cm" svg:y1="32.449cm" svg:x2="14.543cm" svg:y2="32.449cm">
          <text:p/>
        </draw:line>
        <draw:line draw:style-name="gr6" draw:text-style-name="P7" draw:layer="layout" svg:x1="16.423cm" svg:y1="33.949cm" svg:x2="14.543cm" svg:y2="33.949cm">
          <text:p/>
        </draw:line>
        <draw:frame draw:style-name="gr3" draw:text-style-name="P8" draw:layer="layout" svg:width="1.142cm" svg:height="1.143cm" draw:transform="rotate (-1.5707963267949) translate (15.988cm 34.156cm)">
          <draw:text-box>
            <text:p><text:span text:style-name="T2">...</text:span></text:p>
          </draw:text-box>
        </draw:frame>
        <draw:frame draw:style-name="gr7" draw:text-style-name="P5" draw:layer="layout" svg:width="1.27cm" svg:height="1.041cm" svg:x="14.843cm" svg:y="29.617cm">
          <draw:image xlink:href="Pictures/100002010000006900000043A4130162A988D919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31.217cm">
          <draw:image xlink:href="Pictures/100002010000006D0000004046BD7EEC70527055.png" xlink:type="simple" xlink:show="embed" xlink:actuate="onLoad">
            <text:p/>
          </draw:image>
        </draw:frame>
        <draw:frame draw:style-name="gr7" draw:text-style-name="P5" draw:layer="layout" svg:width="1.27cm" svg:height="1.041cm" svg:x="14.843cm" svg:y="32.818cm">
          <draw:image xlink:href="Pictures/1000020100000066000000431BD54B8B9D58BBAA.png" xlink:type="simple" xlink:show="embed" xlink:actuate="onLoad">
            <text:p/>
          </draw:image>
        </draw:frame>
        <draw:frame draw:style-name="gr8" draw:text-style-name="P9" draw:layer="layout" svg:width="2.459cm" svg:height="0.762cm" svg:x="17.69cm" svg:y="35.412cm">
          <draw:text-box>
            <text:p><text:span text:style-name="T3">Sample 2</text:span></text:p>
          </draw:text-box>
        </draw:frame>
        <draw:custom-shape draw:style-name="gr5" draw:text-style-name="P6" draw:layer="layout" svg:width="26.174cm" svg:height="1.855cm" draw:transform="rotate (-1.57219259019649) translate (19.718cm 9.0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74cm" svg:y1="12.117cm" svg:x2="17.86cm" svg:y2="12.117cm">
          <text:p/>
        </draw:line>
        <draw:line draw:style-name="gr6" draw:text-style-name="P7" draw:layer="layout" svg:x1="19.741cm" svg:y1="10.609cm" svg:x2="17.861cm" svg:y2="10.609cm">
          <text:p/>
        </draw:line>
        <draw:line draw:style-name="gr6" draw:text-style-name="P7" draw:layer="layout" svg:x1="19.724cm" svg:y1="13.623cm" svg:x2="17.844cm" svg:y2="13.623cm">
          <text:p/>
        </draw:line>
        <draw:frame draw:style-name="gr3" draw:text-style-name="P8" draw:layer="layout" svg:width="1.142cm" svg:height="1.143cm" draw:transform="rotate (-1.5707963267949) translate (19.287cm 21.93cm)">
          <draw:text-box>
            <text:p><text:span text:style-name="T2">...</text:span></text:p>
          </draw:text-box>
        </draw:frame>
        <draw:frame draw:style-name="gr7" draw:text-style-name="P5" draw:layer="layout" svg:width="1.069cm" svg:height="0.876cm" svg:x="18.317cm" svg:y="9.463cm">
          <draw:image xlink:href="Pictures/100002010000003500000034DC41B6722A40D022.png" xlink:type="simple" xlink:show="embed" xlink:actuate="onLoad">
            <text:p/>
          </draw:image>
        </draw:frame>
        <draw:frame draw:style-name="gr7" draw:text-style-name="P5" draw:layer="layout" svg:width="1.016cm" svg:height="0.874cm" svg:x="18.298cm" svg:y="10.885cm">
          <draw:image xlink:href="Pictures/100002010000003100000043C31F47968F98A36D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13.89cm">
          <draw:image xlink:href="Pictures/100002010000006B0000003A542A8C1E6104EC52.png" xlink:type="simple" xlink:show="embed" xlink:actuate="onLoad">
            <text:p/>
          </draw:image>
        </draw:frame>
        <draw:line draw:style-name="gr6" draw:text-style-name="P7" draw:layer="layout" svg:x1="19.724cm" svg:y1="15.223cm" svg:x2="17.844cm" svg:y2="15.223cm">
          <text:p/>
        </draw:line>
        <draw:line draw:style-name="gr6" draw:text-style-name="P7" draw:layer="layout" svg:x1="19.724cm" svg:y1="16.723cm" svg:x2="17.844cm" svg:y2="16.723cm">
          <text:p/>
        </draw:line>
        <draw:line draw:style-name="gr6" draw:text-style-name="P7" draw:layer="layout" svg:x1="19.724cm" svg:y1="18.323cm" svg:x2="17.844cm" svg:y2="18.323cm">
          <text:p/>
        </draw:line>
        <draw:line draw:style-name="gr6" draw:text-style-name="P7" draw:layer="layout" svg:x1="19.724cm" svg:y1="19.923cm" svg:x2="17.844cm" svg:y2="19.923cm">
          <text:p/>
        </draw:line>
        <draw:frame draw:style-name="gr7" draw:text-style-name="P5" draw:layer="layout" svg:width="1.27cm" svg:height="1.041cm" svg:x="18.144cm" svg:y="12.291cm">
          <draw:image xlink:href="Pictures/100002010000005F000000408928505C8DFCD0B4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15.492cm">
          <draw:image xlink:href="Pictures/1000020100000068000000479537F6C9B1837264.png" xlink:type="simple" xlink:show="embed" xlink:actuate="onLoad">
            <text:p/>
          </draw:image>
        </draw:frame>
        <draw:line draw:style-name="gr6" draw:text-style-name="P7" draw:layer="layout" svg:x1="19.724cm" svg:y1="21.523cm" svg:x2="17.844cm" svg:y2="21.523cm">
          <text:p/>
        </draw:line>
        <draw:line draw:style-name="gr6" draw:text-style-name="P7" draw:layer="layout" svg:x1="19.724cm" svg:y1="23.123cm" svg:x2="17.844cm" svg:y2="23.123cm">
          <text:p/>
        </draw:line>
        <draw:line draw:style-name="gr6" draw:text-style-name="P7" draw:layer="layout" svg:x1="19.724cm" svg:y1="24.623cm" svg:x2="17.844cm" svg:y2="24.623cm">
          <text:p/>
        </draw:line>
        <draw:line draw:style-name="gr6" draw:text-style-name="P7" draw:layer="layout" svg:x1="19.724cm" svg:y1="26.223cm" svg:x2="17.844cm" svg:y2="26.223cm">
          <text:p/>
        </draw:line>
        <draw:line draw:style-name="gr6" draw:text-style-name="P7" draw:layer="layout" svg:x1="19.724cm" svg:y1="27.823cm" svg:x2="17.844cm" svg:y2="27.823cm">
          <text:p/>
        </draw:line>
        <draw:line draw:style-name="gr6" draw:text-style-name="P7" draw:layer="layout" svg:x1="19.724cm" svg:y1="29.323cm" svg:x2="17.844cm" svg:y2="29.323cm">
          <text:p/>
        </draw:line>
        <draw:line draw:style-name="gr6" draw:text-style-name="P7" draw:layer="layout" svg:x1="19.724cm" svg:y1="30.823cm" svg:x2="17.844cm" svg:y2="30.823cm">
          <text:p/>
        </draw:line>
        <draw:frame draw:style-name="gr7" draw:text-style-name="P5" draw:layer="layout" svg:width="1.27cm" svg:height="1.041cm" svg:x="18.144cm" svg:y="16.991cm">
          <draw:image xlink:href="Pictures/100002010000006400000042A9843ED3776DC6B2.png" xlink:type="simple" xlink:show="embed" xlink:actuate="onLoad">
            <text:p/>
          </draw:image>
        </draw:frame>
        <draw:frame draw:style-name="gr7" draw:text-style-name="P5" draw:layer="layout" svg:width="1.177cm" svg:height="0.963cm" svg:x="18.145cm" svg:y="18.643cm">
          <draw:image xlink:href="Pictures/100002010000006E0000003FD1CDEEFAA49C067D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20.192cm">
          <draw:image xlink:href="Pictures/100002010000006400000046BFA524D61ACED021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23.391cm">
          <draw:image xlink:href="Pictures/100002010000006C000000450F5B62469A3F60ED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24.991cm">
          <draw:image xlink:href="Pictures/10000201000000700000003E13B8250C448E0757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26.592cm">
          <draw:image xlink:href="Pictures/10000201000000640000004542A8CB051048F8C2.png" xlink:type="simple" xlink:show="embed" xlink:actuate="onLoad">
            <text:p/>
          </draw:image>
        </draw:frame>
        <draw:frame draw:style-name="gr3" draw:text-style-name="P8" draw:layer="layout" svg:width="1.142cm" svg:height="1.143cm" draw:transform="rotate (-1.5707963267949) translate (19.288cm 28.13cm)">
          <draw:text-box>
            <text:p><text:span text:style-name="T2">...</text:span></text:p>
          </draw:text-box>
        </draw:frame>
        <draw:line draw:style-name="gr6" draw:text-style-name="P7" draw:layer="layout" svg:x1="19.724cm" svg:y1="32.423cm" svg:x2="17.844cm" svg:y2="32.423cm">
          <text:p/>
        </draw:line>
        <draw:line draw:style-name="gr6" draw:text-style-name="P7" draw:layer="layout" svg:x1="19.724cm" svg:y1="33.923cm" svg:x2="17.844cm" svg:y2="33.923cm">
          <text:p/>
        </draw:line>
        <draw:frame draw:style-name="gr3" draw:text-style-name="P8" draw:layer="layout" svg:width="1.142cm" svg:height="1.143cm" draw:transform="rotate (-1.5707963267949) translate (19.289cm 34.13cm)">
          <draw:text-box>
            <text:p><text:span text:style-name="T2">...</text:span></text:p>
          </draw:text-box>
        </draw:frame>
        <draw:frame draw:style-name="gr7" draw:text-style-name="P5" draw:layer="layout" svg:width="1.27cm" svg:height="1.041cm" svg:x="18.144cm" svg:y="29.591cm">
          <draw:image xlink:href="Pictures/100002010000006E000000408561108720965B9A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31.191cm">
          <draw:image xlink:href="Pictures/10000201000000690000003C89CB6A4AD37B0A57.png" xlink:type="simple" xlink:show="embed" xlink:actuate="onLoad">
            <text:p/>
          </draw:image>
        </draw:frame>
        <draw:frame draw:style-name="gr7" draw:text-style-name="P5" draw:layer="layout" svg:width="1.27cm" svg:height="1.041cm" svg:x="18.144cm" svg:y="32.792cm">
          <draw:image xlink:href="Pictures/10000201000000630000003E6FD79ACDB088074C.png" xlink:type="simple" xlink:show="embed" xlink:actuate="onLoad">
            <text:p/>
          </draw:image>
        </draw:frame>
        <draw:custom-shape draw:style-name="gr5" draw:text-style-name="P6" draw:layer="layout" svg:width="26.174cm" svg:height="1.855cm" draw:transform="rotate (-1.57219259019649) translate (24.319cm 9.0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4.341cm" svg:y1="12.091cm" svg:x2="22.461cm" svg:y2="12.091cm">
          <text:p/>
        </draw:line>
        <draw:line draw:style-name="gr6" draw:text-style-name="P7" draw:layer="layout" svg:x1="24.342cm" svg:y1="10.583cm" svg:x2="22.462cm" svg:y2="10.583cm">
          <text:p/>
        </draw:line>
        <draw:line draw:style-name="gr6" draw:text-style-name="P7" draw:layer="layout" svg:x1="24.325cm" svg:y1="13.597cm" svg:x2="22.445cm" svg:y2="13.597cm">
          <text:p/>
        </draw:line>
        <draw:frame draw:style-name="gr3" draw:text-style-name="P8" draw:layer="layout" svg:width="1.142cm" svg:height="1.143cm" draw:transform="rotate (-1.5707963267949) translate (23.888cm 21.904cm)">
          <draw:text-box>
            <text:p><text:span text:style-name="T2">...</text:span></text:p>
          </draw:text-box>
        </draw:frame>
        <draw:frame draw:style-name="gr7" draw:text-style-name="P5" draw:layer="layout" svg:width="1.069cm" svg:height="0.876cm" svg:x="22.918cm" svg:y="9.437cm">
          <draw:image xlink:href="Pictures/100002010000003C00000038EECA1BA7BEF3C568.png" xlink:type="simple" xlink:show="embed" xlink:actuate="onLoad">
            <text:p/>
          </draw:image>
        </draw:frame>
        <draw:frame draw:style-name="gr7" draw:text-style-name="P5" draw:layer="layout" svg:width="1.016cm" svg:height="0.874cm" svg:x="22.899cm" svg:y="10.859cm">
          <draw:image xlink:href="Pictures/100002010000003A00000046A83EB06462D6BBB4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13.864cm">
          <draw:image xlink:href="Pictures/100002010000007B0000003DA9C7F2B576DD03A2.png" xlink:type="simple" xlink:show="embed" xlink:actuate="onLoad">
            <text:p/>
          </draw:image>
        </draw:frame>
        <draw:frame draw:style-name="gr8" draw:text-style-name="P9" draw:layer="layout" svg:width="2.459cm" svg:height="0.762cm" svg:x="22.291cm" svg:y="35.386cm">
          <draw:text-box>
            <text:p><text:span text:style-name="T3">Sample 3</text:span></text:p>
          </draw:text-box>
        </draw:frame>
        <draw:line draw:style-name="gr6" draw:text-style-name="P7" draw:layer="layout" svg:x1="24.325cm" svg:y1="15.197cm" svg:x2="22.445cm" svg:y2="15.197cm">
          <text:p/>
        </draw:line>
        <draw:line draw:style-name="gr6" draw:text-style-name="P7" draw:layer="layout" svg:x1="24.325cm" svg:y1="16.697cm" svg:x2="22.445cm" svg:y2="16.697cm">
          <text:p/>
        </draw:line>
        <draw:line draw:style-name="gr6" draw:text-style-name="P7" draw:layer="layout" svg:x1="24.325cm" svg:y1="18.297cm" svg:x2="22.445cm" svg:y2="18.297cm">
          <text:p/>
        </draw:line>
        <draw:line draw:style-name="gr6" draw:text-style-name="P7" draw:layer="layout" svg:x1="24.325cm" svg:y1="19.897cm" svg:x2="22.445cm" svg:y2="19.897cm">
          <text:p/>
        </draw:line>
        <draw:frame draw:style-name="gr7" draw:text-style-name="P5" draw:layer="layout" svg:width="1.27cm" svg:height="1.041cm" svg:x="22.745cm" svg:y="12.265cm">
          <draw:image xlink:href="Pictures/1000020100000067000000466E5F9F005A6CE7BB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15.466cm">
          <draw:image xlink:href="Pictures/10000201000000650000004785A9DD24EC2692CE.png" xlink:type="simple" xlink:show="embed" xlink:actuate="onLoad">
            <text:p/>
          </draw:image>
        </draw:frame>
        <draw:line draw:style-name="gr6" draw:text-style-name="P7" draw:layer="layout" svg:x1="24.325cm" svg:y1="21.497cm" svg:x2="22.445cm" svg:y2="21.497cm">
          <text:p/>
        </draw:line>
        <draw:line draw:style-name="gr6" draw:text-style-name="P7" draw:layer="layout" svg:x1="24.325cm" svg:y1="23.097cm" svg:x2="22.445cm" svg:y2="23.097cm">
          <text:p/>
        </draw:line>
        <draw:line draw:style-name="gr6" draw:text-style-name="P7" draw:layer="layout" svg:x1="24.325cm" svg:y1="24.597cm" svg:x2="22.445cm" svg:y2="24.597cm">
          <text:p/>
        </draw:line>
        <draw:line draw:style-name="gr6" draw:text-style-name="P7" draw:layer="layout" svg:x1="24.325cm" svg:y1="26.197cm" svg:x2="22.445cm" svg:y2="26.197cm">
          <text:p/>
        </draw:line>
        <draw:line draw:style-name="gr6" draw:text-style-name="P7" draw:layer="layout" svg:x1="24.325cm" svg:y1="27.797cm" svg:x2="22.445cm" svg:y2="27.797cm">
          <text:p/>
        </draw:line>
        <draw:line draw:style-name="gr6" draw:text-style-name="P7" draw:layer="layout" svg:x1="24.325cm" svg:y1="29.297cm" svg:x2="22.445cm" svg:y2="29.297cm">
          <text:p/>
        </draw:line>
        <draw:line draw:style-name="gr6" draw:text-style-name="P7" draw:layer="layout" svg:x1="24.325cm" svg:y1="30.797cm" svg:x2="22.445cm" svg:y2="30.797cm">
          <text:p/>
        </draw:line>
        <draw:frame draw:style-name="gr7" draw:text-style-name="P5" draw:layer="layout" svg:width="1.27cm" svg:height="1.041cm" svg:x="22.745cm" svg:y="16.965cm">
          <draw:image xlink:href="Pictures/100002010000006E00000048C5CB2741A0CBC5B9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18.565cm">
          <draw:image xlink:href="Pictures/100002010000007300000042EC4A563D0AAD1F03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20.166cm">
          <draw:image xlink:href="Pictures/10000201000000670000004409256465BE94891D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23.365cm">
          <draw:image xlink:href="Pictures/10000201000000750000004E217A13906364F3C9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24.965cm">
          <draw:image xlink:href="Pictures/10000201000000740000003F92F4D598D7B8FE39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26.566cm">
          <draw:image xlink:href="Pictures/100002010000006E00000048B8B4B0E40FC0E65E.png" xlink:type="simple" xlink:show="embed" xlink:actuate="onLoad">
            <text:p/>
          </draw:image>
        </draw:frame>
        <draw:frame draw:style-name="gr3" draw:text-style-name="P8" draw:layer="layout" svg:width="1.142cm" svg:height="1.143cm" draw:transform="rotate (-1.5707963267949) translate (23.889cm 28.104cm)">
          <draw:text-box>
            <text:p><text:span text:style-name="T2">...</text:span></text:p>
          </draw:text-box>
        </draw:frame>
        <draw:line draw:style-name="gr6" draw:text-style-name="P7" draw:layer="layout" svg:x1="24.325cm" svg:y1="32.397cm" svg:x2="22.445cm" svg:y2="32.397cm">
          <text:p/>
        </draw:line>
        <draw:line draw:style-name="gr6" draw:text-style-name="P7" draw:layer="layout" svg:x1="24.325cm" svg:y1="33.897cm" svg:x2="22.445cm" svg:y2="33.897cm">
          <text:p/>
        </draw:line>
        <draw:frame draw:style-name="gr3" draw:text-style-name="P8" draw:layer="layout" svg:width="1.142cm" svg:height="1.143cm" draw:transform="rotate (-1.5707963267949) translate (23.89cm 34.104cm)">
          <draw:text-box>
            <text:p><text:span text:style-name="T2">...</text:span></text:p>
          </draw:text-box>
        </draw:frame>
        <draw:frame draw:style-name="gr7" draw:text-style-name="P5" draw:layer="layout" svg:width="1.27cm" svg:height="1.041cm" svg:x="22.745cm" svg:y="29.565cm">
          <draw:image xlink:href="Pictures/100002010000006C000000472677BD2EBD5FEC67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31.165cm">
          <draw:image xlink:href="Pictures/100002010000006D0000003BA3DDF70D6C4416CA.png" xlink:type="simple" xlink:show="embed" xlink:actuate="onLoad">
            <text:p/>
          </draw:image>
        </draw:frame>
        <draw:frame draw:style-name="gr7" draw:text-style-name="P5" draw:layer="layout" svg:width="1.27cm" svg:height="1.041cm" svg:x="22.745cm" svg:y="32.766cm">
          <draw:image xlink:href="Pictures/100002010000006700000040014934DA071C79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3T23:15:22.981063150</dc:date>
    <meta:editing-duration>PT1H44M59S</meta:editing-duration>
    <meta:editing-cycles>20</meta:editing-cycles>
    <meta:generator>LibreOffice/5.1.4.2$Linux_X86_64 LibreOffice_project/10m0$Build-2</meta:generator>
    <meta:document-statistic meta:object-count="115"/>
  </office:meta>
</office:document-meta>
</file>